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text-align="center" style:justify-single-word="false"/>
      <style:text-properties fo:language="en" fo:country="US"/>
    </style:style>
    <style:style style:name="P2" style:family="paragraph" style:parent-style-name="Horizontal_20_Line">
      <style:text-properties officeooo:paragraph-rsid="00299439"/>
    </style:style>
    <style:style style:name="P3" style:family="paragraph" style:parent-style-name="Heading_20_2">
      <style:paragraph-properties fo:margin-top="0cm" fo:margin-bottom="0.247cm" style:contextual-spacing="false" fo:line-height="115%" fo:keep-with-next="always"/>
    </style:style>
    <style:style style:name="P4" style:family="paragraph" style:parent-style-name="Text_20_body">
      <style:text-properties officeooo:paragraph-rsid="00520423"/>
    </style:style>
    <style:style style:name="P5" style:family="paragraph" style:parent-style-name="Text_20_body">
      <style:text-properties fo:language="en" fo:country="US" officeooo:paragraph-rsid="00520423"/>
    </style:style>
    <style:style style:name="P6" style:family="paragraph" style:parent-style-name="Horizontal_20_Line">
      <style:text-properties fo:language="en" fo:country="US"/>
    </style:style>
    <style:style style:name="P7" style:family="paragraph" style:parent-style-name="Heading_20_2">
      <style:paragraph-properties fo:margin-top="0cm" fo:margin-bottom="0.247cm" style:contextual-spacing="false" fo:line-height="115%"/>
    </style:style>
    <style:style style:name="P8" style:family="paragraph" style:parent-style-name="Text_20_body">
      <style:text-properties fo:language="en" fo:country="US"/>
    </style:style>
    <style:style style:name="P9" style:family="paragraph" style:parent-style-name="Text_20_body" style:list-style-name="L1">
      <style:text-properties officeooo:paragraph-rsid="004595cf"/>
    </style:style>
    <style:style style:name="P10" style:family="paragraph" style:parent-style-name="Text_20_body" style:list-style-name="L1">
      <style:text-properties fo:language="en" fo:country="US" officeooo:paragraph-rsid="004595cf"/>
    </style:style>
    <style:style style:name="P11" style:family="paragraph" style:parent-style-name="Horizontal_20_Line">
      <style:paragraph-properties fo:margin-top="0cm" fo:margin-bottom="0.247cm" style:contextual-spacing="false" fo:line-height="115%"/>
      <style:text-properties fo:language="en" fo:country="US"/>
    </style:style>
    <style:style style:name="P12" style:family="paragraph" style:parent-style-name="Text_20_body" style:list-style-name="L2">
      <style:text-properties officeooo:paragraph-rsid="0045b68e"/>
    </style:style>
    <style:style style:name="P13" style:family="paragraph" style:parent-style-name="Text_20_body" style:list-style-name="L3">
      <style:text-properties officeooo:paragraph-rsid="0045b68e"/>
    </style:style>
    <style:style style:name="P14" style:family="paragraph" style:parent-style-name="Text_20_body" style:list-style-name="L4">
      <style:text-properties officeooo:paragraph-rsid="0045b68e"/>
    </style:style>
    <style:style style:name="P15" style:family="paragraph" style:parent-style-name="Text_20_body">
      <style:text-properties fo:language="en" fo:country="US" officeooo:paragraph-rsid="0045b68e"/>
    </style:style>
    <style:style style:name="P16" style:family="paragraph" style:parent-style-name="Text_20_body" style:list-style-name="L5">
      <style:text-properties officeooo:paragraph-rsid="0045b68e"/>
    </style:style>
    <style:style style:name="P17" style:family="paragraph" style:parent-style-name="Text_20_body" style:list-style-name="L6">
      <style:text-properties officeooo:paragraph-rsid="0045ed30"/>
    </style:style>
    <style:style style:name="P18" style:family="paragraph" style:parent-style-name="Text_20_body">
      <style:text-properties fo:language="en" fo:country="US" officeooo:rsid="0045ed30" officeooo:paragraph-rsid="0045ed30"/>
    </style:style>
    <style:style style:name="P19" style:family="paragraph" style:parent-style-name="Text_20_body" style:list-style-name="L7">
      <style:text-properties officeooo:paragraph-rsid="00473d86"/>
    </style:style>
    <style:style style:name="P20" style:family="paragraph" style:parent-style-name="Text_20_body" style:list-style-name="L8">
      <style:text-properties officeooo:paragraph-rsid="0049febe"/>
    </style:style>
    <style:style style:name="P21" style:family="paragraph" style:parent-style-name="Text_20_body" style:list-style-name="L9">
      <style:text-properties officeooo:paragraph-rsid="0049febe"/>
    </style:style>
    <style:style style:name="P22" style:family="paragraph" style:parent-style-name="Horizontal_20_Line">
      <style:paragraph-properties fo:margin-top="0cm" fo:margin-bottom="0.247cm" style:contextual-spacing="false" fo:line-height="115%"/>
      <style:text-properties fo:language="en" fo:country="US" officeooo:paragraph-rsid="00214b0e"/>
    </style:style>
    <style:style style:name="P23" style:family="paragraph" style:parent-style-name="Heading_20_2">
      <style:paragraph-properties fo:margin-top="0cm" fo:margin-bottom="0.247cm" style:contextual-spacing="false" fo:line-height="115%"/>
      <style:text-properties officeooo:paragraph-rsid="00488d41"/>
    </style:style>
    <style:style style:name="P24" style:family="paragraph" style:parent-style-name="Text_20_body">
      <style:text-properties officeooo:paragraph-rsid="00488d41"/>
    </style:style>
    <style:style style:name="P25" style:family="paragraph" style:parent-style-name="Text_20_body" style:list-style-name="L10">
      <style:text-properties officeooo:paragraph-rsid="004aec5a"/>
    </style:style>
    <style:style style:name="P26" style:family="paragraph" style:parent-style-name="Horizontal_20_Line">
      <style:paragraph-properties fo:margin-top="0cm" fo:margin-bottom="0.247cm" style:contextual-spacing="false" fo:line-height="115%"/>
      <style:text-properties officeooo:paragraph-rsid="00488d41"/>
    </style:style>
    <style:style style:name="P27" style:family="paragraph" style:parent-style-name="Text_20_body" style:list-style-name="L11">
      <style:text-properties officeooo:paragraph-rsid="004aec5a"/>
    </style:style>
    <style:style style:name="P28" style:family="paragraph" style:parent-style-name="Horizontal_20_Line">
      <style:paragraph-properties fo:margin-top="0cm" fo:margin-bottom="0.247cm" style:contextual-spacing="false" fo:line-height="115%"/>
      <style:text-properties fo:language="en" fo:country="US" officeooo:paragraph-rsid="00265c9b"/>
    </style:style>
    <style:style style:name="P29" style:family="paragraph" style:parent-style-name="Text_20_body" style:list-style-name="L12">
      <style:text-properties officeooo:paragraph-rsid="004aec5a"/>
    </style:style>
    <style:style style:name="P30" style:family="paragraph" style:parent-style-name="Text_20_body" style:list-style-name="L13">
      <style:text-properties officeooo:paragraph-rsid="004c6317"/>
    </style:style>
    <style:style style:name="P31" style:family="paragraph" style:parent-style-name="Text_20_body" style:list-style-name="L14">
      <style:text-properties officeooo:paragraph-rsid="004e2946"/>
    </style:style>
    <style:style style:name="P32" style:family="paragraph" style:parent-style-name="Text_20_body" style:list-style-name="L14">
      <style:text-properties fo:language="en" fo:country="US" officeooo:paragraph-rsid="004e2946"/>
    </style:style>
    <style:style style:name="P33" style:family="paragraph" style:parent-style-name="Horizontal_20_Line">
      <style:paragraph-properties fo:margin-top="0cm" fo:margin-bottom="0.247cm" style:contextual-spacing="false" fo:line-height="115%"/>
      <style:text-properties fo:language="en" fo:country="US" officeooo:paragraph-rsid="004e2946"/>
    </style:style>
    <style:style style:name="P34" style:family="paragraph" style:parent-style-name="Text_20_body" style:list-style-name="L15">
      <style:text-properties officeooo:paragraph-rsid="004e2946"/>
    </style:style>
    <style:style style:name="P35" style:family="paragraph" style:parent-style-name="Text_20_body">
      <style:text-properties fo:language="en" fo:country="US" officeooo:paragraph-rsid="004e2946"/>
    </style:style>
    <style:style style:name="P36" style:family="paragraph" style:parent-style-name="Text_20_body" style:list-style-name="L16">
      <style:text-properties officeooo:paragraph-rsid="004e2946"/>
    </style:style>
    <style:style style:name="P37" style:family="paragraph" style:parent-style-name="Text_20_body" style:list-style-name="L17">
      <style:text-properties officeooo:paragraph-rsid="004f8549"/>
    </style:style>
    <style:style style:name="P38" style:family="paragraph" style:parent-style-name="Horizontal_20_Line">
      <style:paragraph-properties fo:margin-top="0cm" fo:margin-bottom="0.247cm" style:contextual-spacing="false" fo:line-height="115%"/>
      <style:text-properties fo:language="en" fo:country="US" officeooo:paragraph-rsid="004f8549"/>
    </style:style>
    <style:style style:name="P39" style:family="paragraph" style:parent-style-name="Heading_20_2">
      <style:paragraph-properties fo:margin-top="0cm" fo:margin-bottom="0.247cm" style:contextual-spacing="false" fo:line-height="115%"/>
      <style:text-properties officeooo:paragraph-rsid="004f8549"/>
    </style:style>
    <style:style style:name="P40" style:family="paragraph" style:parent-style-name="Text_20_body">
      <style:text-properties fo:language="en" fo:country="US" fo:font-style="italic" officeooo:rsid="00488d41" officeooo:paragraph-rsid="00488d41" style:font-style-asian="italic" style:font-style-complex="italic"/>
    </style:style>
    <style:style style:name="P41" style:family="paragraph" style:parent-style-name="Text_20_body">
      <style:text-properties fo:language="en" fo:country="US" officeooo:rsid="00488d41" officeooo:paragraph-rsid="00488d41"/>
    </style:style>
    <style:style style:name="P42" style:family="paragraph" style:parent-style-name="Text_20_body">
      <style:text-properties fo:language="en" fo:country="US" fo:font-style="italic" officeooo:rsid="004f8549" officeooo:paragraph-rsid="004f8549" style:font-style-asian="italic" style:font-style-complex="italic"/>
    </style:style>
    <style:style style:name="P43" style:family="paragraph" style:parent-style-name="Text_20_body">
      <style:text-properties fo:language="en" fo:country="US" fo:font-style="normal" officeooo:rsid="004f8549" officeooo:paragraph-rsid="004f8549" style:font-style-asian="normal" style:font-style-complex="normal"/>
    </style:style>
    <style:style style:name="T1" style:family="text">
      <style:text-properties fo:language="en" fo:country="US"/>
    </style:style>
    <style:style style:name="T2" style:family="text">
      <style:text-properties fo:language="en" fo:country="US" officeooo:rsid="0050f6e3"/>
    </style:style>
    <style:style style:name="T3" style:family="text">
      <style:text-properties fo:language="en" fo:country="US" officeooo:rsid="0052e7fb"/>
    </style:style>
    <style:style style:name="T4" style:family="text">
      <style:text-properties fo:font-weight="bold" style:font-weight-asian="bold" style:font-weight-complex="bold"/>
    </style:style>
    <style:style style:name="T5" style:family="text">
      <style:text-properties officeooo:rsid="00510657"/>
    </style:style>
    <style:style style:name="T6" style:family="text">
      <style:text-properties fo:language="en" fo:country="US" officeooo:rsid="0045b68e"/>
    </style:style>
    <style:style style:name="T7" style:family="text">
      <style:text-properties fo:language="en" fo:country="US" officeooo:rsid="0045ed30"/>
    </style:style>
    <style:style style:name="T8" style:family="text">
      <style:text-properties officeooo:rsid="00545a90"/>
    </style:style>
    <style:style style:name="T9" style:family="text">
      <style:text-properties fo:language="en" fo:country="US" officeooo:rsid="00473d86"/>
    </style:style>
    <style:style style:name="T10" style:family="text">
      <style:text-properties officeooo:rsid="0055a0a3"/>
    </style:style>
    <style:style style:name="T11" style:family="text">
      <style:text-properties fo:language="en" fo:country="US" officeooo:rsid="00488d41"/>
    </style:style>
    <style:style style:name="T12" style:family="text">
      <style:text-properties fo:language="en" fo:country="US" fo:font-weight="normal" style:font-weight-asian="normal" style:font-weight-complex="normal"/>
    </style:style>
    <style:style style:name="T13" style:family="text">
      <style:text-properties fo:language="en" fo:country="US" officeooo:rsid="0055a0a3"/>
    </style:style>
    <style:style style:name="T14" style:family="text">
      <style:text-properties fo:language="en" fo:country="US" officeooo:rsid="00265c9b"/>
    </style:style>
    <style:style style:name="T15" style:family="text">
      <style:text-properties fo:language="en" fo:country="US" officeooo:rsid="0057c94d"/>
    </style:style>
    <style:style style:name="T16" style:family="text">
      <style:text-properties officeooo:rsid="0057c94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ccessibleHub Presentation Script </text:h>
      <text:p text:style-name="P2"><text:span text:style-name="Strong_20_Emphasis"><text:span text:style-name="T1"/></text:span></text:p>
      <text:h text:style-name="P3" text:outline-level="2"><text:span text:style-name="Strong_20_Emphasis"><text:span text:style-name="T1">Slide 1: Title Slide</text:span></text:span></text:h>
      <text:p text:style-name="Text_20_body"><text:span text:style-name="Strong_20_Emphasis"><text:span text:style-name="T1">Good morning. I'm Gabriel, and today I'm presenting what we might call the "Hello World" for mobile accessibility.</text:span></text:span></text:p>
      <text:p text:style-name="P4"><text:span text:style-name="T1">Just as every developer's journey begins with that first simple program, mobile accessibility implementation has lacked its foundational starting point. We've been missing empirical data to answer the fundamental question "How much will this </text:span><text:span text:style-name="T2">ac</text:span><text:span text:style-name="T3">c</text:span><text:span text:style-name="T2">essibility </text:span><text:span text:style-name="T1">actually cost </text:span><text:span text:style-name="T2">in a project implementation</text:span><text:span text:style-name="T1">?"</text:span></text:p>
      <text:p text:style-name="P5">This research delivers the <text:span text:style-name="Strong_20_Emphasis">first quantitative measurement framework</text:span> for mobile accessibility implementation - transforming accessibility from an unknown project risk into a <text:span text:style-name="Strong_20_Emphasis">plannable development component</text:span> with precise empirical metrics. </text:p>
      <text:p text:style-name="P6"/>
      <text:h text:style-name="P7" text:outline-level="2"><text:span text:style-name="Strong_20_Emphasis"><text:span text:style-name="T1">Slide 2: "First and not least: Mobile accessibility"</text:span></text:span></text:h>
      <text:p text:style-name="P8">Before we dive into the research, let me set the stage.<text:span text:style-name="T4"> Mobile accessibility</text:span> ensures that all people—regardless of ability—can interact with the information or services <text:span text:style-name="T5">provided in the mobile context</text:span>. Simple definition, but the reality is much more complex.</text:p>
      <text:list text:style-name="L1">
        <text:list-item>
          <text:p text:style-name="P9"><text:span text:style-name="T1">Here's the scale we're working with: </text:span><text:span text:style-name="Strong_20_Emphasis"><text:span text:style-name="T1">1.3 billion people worldwide live with disabilities</text:span></text:span><text:span text:style-name="T1">, and we have 6.8 billion smartphone users globally. That's a massive overlap that makes mobile accessibility incredibly important.</text:span></text:p>
        </text:list-item>
        <text:list-item>
          <text:p text:style-name="P10">But mobile creates <text:span text:style-name="T4">problems we never had with web development</text:span>. Think about it—we're dealing with small screens where every pixel matters, touch interfaces that aren't as precise as a mouse cursor, and users who might be holding their phone with one hand while walking down the street.</text:p>
        </text:list-item>
        <text:list-item>
          <text:p text:style-name="P10">The challenges get technical quickly. <text:span text:style-name="Strong_20_Emphasis">Gesture conflicts</text:span> are a real problem—imagine VoiceOver's three-finger scroll interfering with your app's navigation. Orientation changes don't just mess up your layout; they completely change how screen readers navigate your content. And unlike web pages that load once, mobile apps need to manage focus and navigation state constantly.</text:p>
        </text:list-item>
        <text:list-item>
          <text:p text:style-name="P10">Then there's <text:span text:style-name="T4">performance</text:span>. Every accessibility feature you add uses battery and processing power. You're not just making your app inclusive—you're making trade-offs that affect every user's experience.</text:p>
        </text:list-item>
      </text:list>
      <text:p text:style-name="P8">This is why we can't rely on gut feelings or simple guidelines anymore. We need <text:span text:style-name="Strong_20_Emphasis">systematic measurement</text:span> to understand what accessibility actually costs and how different approaches compare. That's exactly what this research provides.</text:p>
      <text:p text:style-name="P11"/>
      <text:h text:style-name="P7" text:outline-level="2"><text:soft-page-break/><text:span text:style-name="Strong_20_Emphasis"><text:span text:style-name="T1">Slide </text:span></text:span><text:span text:style-name="Strong_20_Emphasis"><text:span text:style-name="T6">3</text:span></text:span><text:span text:style-name="Strong_20_Emphasis"><text:span text:style-name="T1">: "Accessibility guidelines gap"</text:span></text:span></text:h>
      <text:p text:style-name="P8">We have excellent theoretical foundations, but they're systematically failing mobile developers when it comes to practical implementation. Let me walk you through our current standards landscape and show you exactly where the gaps are.</text:p>
      <text:list text:style-name="L2">
        <text:list-item>
          <text:p text:style-name="P12"><text:span text:style-name="Strong_20_Emphasis"><text:span text:style-name="T1">WCAG 2.2</text:span></text:span><text:span text:style-name="T1">, released in October 2023, gives us solid principles - the </text:span><text:span text:style-name="Strong_20_Emphasis"><text:span text:style-name="T1">POUR framework</text:span></text:span><text:span text:style-name="T1">: </text:span><text:span text:style-name="Strong_20_Emphasis"><text:span text:style-name="T1">Perceivable, Operable, Understandable, and Robust</text:span></text:span><text:span text:style-name="T1"> - with </text:span><text:span text:style-name="Strong_20_Emphasis"><text:span text:style-name="T1">three conformance levels</text:span></text:span><text:span text:style-name="T1">. But here's the issue: it remains fundamentally </text:span><text:span text:style-name="Strong_20_Emphasis"><text:span text:style-name="T1">web-focused</text:span></text:span><text:span text:style-name="T1">. The success criteria are written for web pages, not mobile screens with touch interfaces and gesture navigation.</text:span></text:p>
        </text:list-item>
        <text:list-item>
          <text:p text:style-name="P12"><text:span text:style-name="Strong_20_Emphasis"><text:span text:style-name="T1">MCAG</text:span></text:span><text:span text:style-name="T1"> from 2015 attempted mobile adaptation, but it was </text:span><text:span text:style-name="Strong_20_Emphasis"><text:span text:style-name="T1">based on WCAG 2.0</text:span></text:span><text:span text:style-name="T1">. This means it's missing crucial mobile-specific criteria from WCAG 2.1 and 2.2 - things like </text:span><text:span text:style-name="Strong_20_Emphasis"><text:span text:style-name="T1">touch target sizing and orientation handling</text:span></text:span><text:span text:style-name="T1"> that are absolutely critical for mobile accessibility. </text:span><text:span text:style-name="Strong_20_Emphasis"><text:span text:style-name="T1">WCAG2Mobile</text:span></text:span><text:span text:style-name="T1">, just released in January 2025, provides the most recent mobile guidance, but crucially offers </text:span><text:span text:style-name="Strong_20_Emphasis"><text:span text:style-name="T1">only interpretations, not implementation frameworks</text:span></text:span><text:span text:style-name="T1">.</text:span></text:p>
        </text:list-item>
      </text:list>
      <text:p text:style-name="P8">This creates three cascading problems that directly impact every mobile development team.</text:p>
      <text:list text:style-name="L3">
        <text:list-item>
          <text:p text:style-name="P13"><text:span text:style-name="T1">First, we have an </text:span><text:span text:style-name="Strong_20_Emphasis"><text:span text:style-name="T1">implementation void</text:span></text:span><text:span text:style-name="T1">. These standards tell you </text:span><text:span text:style-name="Strong_20_Emphasis"><text:span text:style-name="T1">what to achieve</text:span></text:span><text:span text:style-name="T1"> - 'ensure content is perceivable' - but not </text:span><text:span text:style-name="Strong_20_Emphasis"><text:span text:style-name="T1">how to achieve it</text:span></text:span><text:span text:style-name="T1">. What does that mean for </text:span><text:span text:style-name="Source_20_Text"><text:span text:style-name="T1">accessibilityLabel</text:span></text:span><text:span text:style-name="T1"> properties in React Native versus </text:span><text:span text:style-name="Source_20_Text"><text:span text:style-name="T1">Semantics</text:span></text:span><text:span text:style-name="T1"> widgets in Flutter? What are the relative costs and trade-offs?</text:span></text:p>
        </text:list-item>
        <text:list-item>
          <text:p text:style-name="P13"><text:span text:style-name="T1">Second, </text:span><text:span text:style-name="Strong_20_Emphasis"><text:span text:style-name="T1">knowledge fragmentation</text:span></text:span><text:span text:style-name="T1"> has become endemic. Resources are scattered across documentation sites, blog posts, and community forums. Developers are forced to piece together approaches without understanding implementation costs or systematic comparison methodologies.</text:span></text:p>
        </text:list-item>
        <text:list-item>
          <text:p text:style-name="P13"><text:span text:style-name="T1">Third, this creates </text:span><text:span text:style-name="Strong_20_Emphasis"><text:span text:style-name="T1">developer isolation</text:span></text:span><text:span text:style-name="T1">. Teams resort to ad-hoc accessibility solutions because there's no comprehensive mobile-native framework to guide systematic implementation.</text:span></text:p>
        </text:list-item>
      </text:list>
      <text:p text:style-name="P8">The <text:span text:style-name="Strong_20_Emphasis">result</text:span> is that mobile accessibility implementation lacks the empirical foundation that project managers need for planning and developers need for systematic execution. And that's exactly what motivated our research.</text:p>
      <text:p text:style-name="P11"/>
      <text:h text:style-name="P7" text:outline-level="2"><text:span text:style-name="Strong_20_Emphasis"><text:span text:style-name="T1">Slide </text:span></text:span><text:span text:style-name="Strong_20_Emphasis"><text:span text:style-name="T6">4</text:span></text:span><text:span text:style-name="Strong_20_Emphasis"><text:span text:style-name="T1">: "Platform implementation gap"</text:span></text:span></text:h>
      <text:p text:style-name="P8">So we've established that accessibility standards lack practical implementation guidance. But here's where things get even more complex - the technical reality of mobile platform fragmentation makes systematic measurement absolutely critical.</text:p>
      <text:p text:style-name="P8">Let me show you exactly what developers face when implementing accessibility across platforms.</text:p>
      <text:list text:style-name="L4">
        <text:list-item>
          <text:p text:style-name="P14"><text:span text:style-name="Strong_20_Emphasis"><text:span text:style-name="T1">iOS</text:span></text:span><text:span text:style-name="T1"> implements </text:span><text:span text:style-name="Strong_20_Emphasis"><text:span text:style-name="T1">VoiceOver</text:span></text:span><text:span text:style-name="T1"> with its unique gesture system - three-finger swipes, rotor navigation, and specific announcement patterns. Add </text:span><text:span text:style-name="Strong_20_Emphasis"><text:span text:style-name="T1">Voice Control</text:span></text:span><text:span text:style-name="T1"> for users who can't perform touch gestures, and </text:span><text:span text:style-name="Strong_20_Emphasis"><text:span text:style-name="T1">Switch Control</text:span></text:span><text:span text:style-name="T1"> for alternative navigation methods. </text:span></text:p>
        </text:list-item>
        <text:list-item>
          <text:p text:style-name="P14"><text:soft-page-break/><text:span text:style-name="Strong_20_Emphasis"><text:span text:style-name="T1">Android</text:span></text:span><text:span text:style-name="T1"> provides </text:span><text:span text:style-name="Strong_20_Emphasis"><text:span text:style-name="T1">TalkBack</text:span></text:span><text:span text:style-name="T1"> with completely different gesture patterns - two-finger scrolling, different focus management, and distinct announcement behaviors, plus </text:span><text:span text:style-name="Strong_20_Emphasis"><text:span text:style-name="T1">Switch Access</text:span></text:span><text:span text:style-name="T1"> with fundamentally different keyboard navigation than iOS.</text:span></text:p>
        </text:list-item>
      </text:list>
      <text:p text:style-name="P8">These aren't minor variations. They're architecturally different approaches to accessibility that require completely different implementation strategies.</text:p>
      <text:p text:style-name="P15">Now, frameworks attempt to bridge this complexity, but through fundamentally divergent philosophies. </text:p>
      <text:list text:style-name="L5">
        <text:list-item>
          <text:p text:style-name="P16"><text:span text:style-name="Strong_20_Emphasis"><text:span text:style-name="T1">Flutter</text:span></text:span><text:span text:style-name="T1"> takes the unified approach - it constructs a </text:span><text:span text:style-name="Strong_20_Emphasis"><text:span text:style-name="T1">single accessibility tree</text:span></text:span><text:span text:style-name="T1"> that gets translated to platform-specific implementations through a </text:span><text:span text:style-name="Strong_20_Emphasis"><text:span text:style-name="T1">platform adaptation layer</text:span></text:span><text:span text:style-name="T1">. This sounds elegant, but in practice, accessibility issues can be obscured by abstraction layers, making debugging and optimization genuinely complex.</text:span></text:p>
        </text:list-item>
        <text:list-item>
          <text:p text:style-name="P16"><text:span text:style-name="Strong_20_Emphasis"><text:span text:style-name="T1">React Native</text:span></text:span><text:span text:style-name="T1"> chooses the opposite philosophy - </text:span><text:span text:style-name="Strong_20_Emphasis"><text:span text:style-name="T1">platform-specific accessibility props</text:span></text:span><text:span text:style-name="T1"> that map directly to native APIs through </text:span><text:span text:style-name="Strong_20_Emphasis"><text:span text:style-name="T1">bridge architecture</text:span></text:span><text:span text:style-name="T1">. This maintains platform-native behavior but requires developers to understand platform differences explicitly.</text:span></text:p>
        </text:list-item>
      </text:list>
      <text:p text:style-name="P8">This brings us to the current research landscape. <text:span text:style-name="Strong_20_Emphasis">Budai's 2024 thesis</text:span> conducted systematic Flutter component accessibility testing and documented this fragmented knowledge problem. His work demonstrated that while Flutter widgets show promise for accessibility implementation, developers fundamentally lack systematic guidance for comprehensive implementation across platforms.</text:p>
      <text:p text:style-name="P8">But Budai's research revealed the critical gap that defines our research space: <text:span text:style-name="Strong_20_Emphasis">no comprehensive learning resource bridges platforms with quantitative implementation cost analysis</text:span>. Developers are making framework choices without understanding accessibility implications, implementation overhead, or cross-platform consistency trade-offs.</text:p>
      <text:p text:style-name="P8">That's exactly the empirical foundation this research provides.</text:p>
      <text:p text:style-name="P11"/>
      <text:h text:style-name="P7" text:outline-level="2"><text:span text:style-name="Strong_20_Emphasis"><text:span text:style-name="T1">Slide </text:span></text:span><text:span text:style-name="Strong_20_Emphasis"><text:span text:style-name="T6">5</text:span></text:span><text:span text:style-name="Strong_20_Emphasis"><text:span text:style-name="T1">: "AccessibleHub - Bridging the gap”</text:span></text:span></text:h>
      <text:p text:style-name="P8">So we've identified this systematic gap - no comprehensive learning resource that bridges platforms with quantitative implementation cost analysis. That's exactly what <text:span text:style-name="Strong_20_Emphasis">AccessibleHub</text:span> addresses through a dual methodology that serves both immediate practical needs and rigorous research requirements.</text:p>
      <text:p text:style-name="P8">Now, before I dive into the research questions, let me be crystal clear about the target audience here. <text:span text:style-name="Strong_20_Emphasis">AccessibleHub is specifically designed for developers, not end users</text:span>. I structured the investigation around three research questions that directly address the core challenges developers face when implementing mobile accessibility.</text:p>
      <text:list text:style-name="L6">
        <text:list-item>
          <text:p text:style-name="P17"><text:span text:style-name="Strong_20_Emphasis"><text:span text:style-name="T1">RQ1: Are React Native components accessible by default?</text:span></text:span><text:span text:style-name="T1"> This establishes the baseline - what can developers expect to work out of the box without any additional implementation effort? If 38% of components are accessible by default versus 62%, that fundamentally changes how developers approach project planning and initial architecture decisions.</text:span></text:p>
        </text:list-item>
        <text:list-item>
          <text:p text:style-name="P17"><text:span text:style-name="Strong_20_Emphasis"><text:span text:style-name="T1">RQ2: Can non-accessible components be made accessible?</text:span></text:span><text:span text:style-name="T1"> This validates framework capabilities from a developer perspective. Can every component be made accessible, or are there technical limitations that developers need to account for? This identifies potential </text:span><text:soft-page-break/><text:span text:style-name="T1">complexity barriers that might make certain accessibility features impractical or prohibitively expensive to implement.</text:span></text:p>
        </text:list-item>
        <text:list-item>
          <text:p text:style-name="P17"><text:span text:style-name="Strong_20_Emphasis"><text:span text:style-name="T1">RQ3: What's the implementation cost in terms of code overhead?</text:span></text:span><text:span text:style-name="T1"> This is the critical question that drives everything - developers need quantifiable metrics for planning. How many lines of code must be added? Here's a concrete example: </text:span><text:span text:style-name="Strong_20_Emphasis"><text:span text:style-name="T1">text language implementation</text:span></text:span><text:span text:style-name="T1"> requires </text:span><text:span text:style-name="Strong_20_Emphasis"><text:span text:style-name="T1">7 lines in React Native versus 21 lines in Flutter</text:span></text:span><text:span text:style-name="T1"> - that's a </text:span><text:span text:style-name="Strong_20_Emphasis"><text:span text:style-name="T1">200% overhead difference</text:span></text:span><text:span text:style-name="T1"> that directly impacts sprint planning and resource allocation.</text:span></text:p>
        </text:list-item>
      </text:list>
      <text:p text:style-name="Text_20_body"><text:span text:style-name="T1">AccessibleHub serves as both the research instrument and the practical solution - </text:span><text:span text:style-name="T7">w</text:span>e're bridging WCAG theory to executable code with quantified implementation costs. </text:p>
      <text:p text:style-name="P6"/>
      <text:h text:style-name="P7" text:outline-level="2"><text:span text:style-name="Strong_20_Emphasis"><text:span text:style-name="T1">Slide </text:span></text:span><text:span text:style-name="Strong_20_Emphasis"><text:span text:style-name="T7">6</text:span></text:span><text:span text:style-name="Strong_20_Emphasis"><text:span text:style-name="T1">: "AccessibleHub - Overview"</text:span></text:span></text:h>
      <text:p text:style-name="P8">Now let me show you exactly how <text:span text:style-name="Strong_20_Emphasis">AccessibleHub transforms theory into practice</text:span>. What you see here is the core methodology - every component screen provides three integrated learning elements: <text:span text:style-name="Strong_20_Emphasis">interactive examples, annotated code, and explicit WCAG criteria connections</text:span>. </text:p>
      <text:p text:style-name="P18">(Inspect the videos here and add considerations manually) – from the older to-do: </text:p>
      <text:p text:style-name="P18">Replace Slide 6 with a cut video to talk about the app itself and make it focus on main screens and how SRs read it</text:p>
      <text:p text:style-name="P11"/>
      <text:h text:style-name="P7" text:outline-level="2"><text:span text:style-name="Strong_20_Emphasis"><text:span text:style-name="T1">Slide </text:span></text:span><text:span text:style-name="Strong_20_Emphasis"><text:span text:style-name="T7">7</text:span></text:span><text:span text:style-name="Strong_20_Emphasis"><text:span text:style-name="T1">: "Systematic analysis approach"</text:span></text:span></text:h>
      <text:p text:style-name="P8">This brings us to the methodological innovation that makes this research possible - the systematic solution to what I call the <text:span text:style-name="Strong_20_Emphasis">WCAG transformation challenge</text:span>.</text:p>
      <text:p text:style-name="P8">Here's the fundamental problem: <text:span text:style-name="Strong_20_Emphasis">WCAG guidelines exist at a level of abstraction that makes direct mobile implementation </text:span><text:span text:style-name="Strong_20_Emphasis"><text:span text:style-name="T8">hard to understand</text:span></text:span>. Developers get principles like "content must be perceivable" but no concrete guidance on what that means for <text:span text:style-name="Source_20_Text">accessibilityLabel</text:span> properties or touch target implementation.</text:p>
      <text:p text:style-name="P8"><text:span text:style-name="Strong_20_Emphasis">AccessibleHub solves this through a unified four-layer transformation methodology</text:span> that bridges theory and practice within a single integrated platform.</text:p>
      <text:list text:style-name="L7">
        <text:list-item>
          <text:p text:style-name="P19"><text:span text:style-name="Strong_20_Emphasis"><text:span text:style-name="T1">Layer one - Theoretical Foundation</text:span></text:span><text:span text:style-name="T1">: We systematically map abstract WCAG principles to mobile-specific success criteria, creating the analytical benchmark. But crucially, this doesn't stop at guidelines - it feeds directly into practical implementation.</text:span></text:p>
        </text:list-item>
        <text:list-item>
          <text:p text:style-name="P19"><text:span text:style-name="Strong_20_Emphasis"><text:span text:style-name="T1">Layer two - Implementation Patterns</text:span></text:span><text:span text:style-name="T1">: Here's where the innovation happens. We translate each success criterion into concrete React Native code structures with </text:span><text:span text:style-name="Strong_20_Emphasis"><text:span text:style-name="T1">quantified formal metrics</text:span></text:span><text:span text:style-name="T1">. Every accessibility feature becomes a measurable implementation pattern with defined overhead costs.</text:span></text:p>
        </text:list-item>
        <text:list-item>
          <text:p text:style-name="P19"><text:span text:style-name="Strong_20_Emphasis"><text:span text:style-name="T1">Layer three - Screen-Based Analysis</text:span></text:span><text:span text:style-name="T1">: We validate these patterns through empirical testing with real assistive technologies - </text:span><text:span text:style-name="Strong_20_Emphasis"><text:span text:style-name="T1">VoiceOver on iPhone 14</text:span></text:span><text:span text:style-name="T1"> and </text:span><text:span text:style-name="Strong_20_Emphasis"><text:span text:style-name="T1">TalkBack on Google Pixel 7</text:span></text:span><text:span text:style-name="T1">. This generates actual usability metrics, not theoretical compliance scores.</text:span></text:p>
        </text:list-item>
        <text:list-item>
          <text:p text:style-name="P19"><text:soft-page-break/><text:span text:style-name="Strong_20_Emphasis"><text:span text:style-name="T1">Layer four - Platform Integration</text:span></text:span><text:span text:style-name="T1">: All of this flows into </text:span><text:span text:style-name="Strong_20_Emphasis"><text:span text:style-name="T1">AccessibleHub as the first unified measurement platform</text:span></text:span><text:span text:style-name="T1"> - developers get the theoretical foundation, implementation patterns, and empirical validation in one integrated educational tool.</text:span></text:p>
        </text:list-item>
      </text:list>
      <text:p text:style-name="P8">The <text:span text:style-name="Strong_20_Emphasis">basic workflow</text:span> demonstrates the key innovation: <text:span text:style-name="Strong_20_Emphasis">Abstract WCAG principles</text:span> become <text:span text:style-name="Strong_20_Emphasis">Implementation Patterns</text:span> that generate <text:span text:style-name="Strong_20_Emphasis">Quantified Metrics</text:span>, all accessible through a <text:span text:style-name="Strong_20_Emphasis">single educational platform</text:span>.</text:p>
      <text:p text:style-name="P8">This isn't just bridging theory and practice - it's creating a systematic methodology where <text:span text:style-name="Strong_20_Emphasis">every theoretical requirement has a quantified implementation cost and validated code pattern</text:span>. AccessibleHub serves as both the research instrument and the practical solution, enabling <text:span text:style-name="Strong_20_Emphasis">data-driven accessibility decisions</text:span> for the first time in mobile development.</text:p>
      <text:p text:style-name="P11"/>
      <text:h text:style-name="P7" text:outline-level="2"><text:span text:style-name="Strong_20_Emphasis"><text:span text:style-name="T1">Slide </text:span></text:span><text:span text:style-name="Strong_20_Emphasis"><text:span text:style-name="T9">8</text:span></text:span><text:span text:style-name="Strong_20_Emphasis"><text:span text:style-name="T1">: “1 - Component-criteria mapping"</text:span></text:span></text:h>
      <text:p text:style-name="P8">Now let me show you exactly how this systematic methodology works in practice through the <text:span text:style-name="Strong_20_Emphasis">Components screen analysis</text:span> - demonstrating the first layer of our systematic approach where we map interface elements to specific WCAG criteria.</text:p>
      <text:p text:style-name="P8">What you're seeing here is <text:span text:style-name="Strong_20_Emphasis">systematic component-criteria mapping</text:span> in action. The Components screen organizes accessibility complexity progressively: <text:span text:style-name="Strong_20_Emphasis">Buttons &amp; Touchables labeled "Essential"</text:span>, <text:span text:style-name="Strong_20_Emphasis">Form Controls labeled "Complex"</text:span>, and <text:span text:style-name="Strong_20_Emphasis">Media Content labeled "Advanced"</text:span>. These aren't arbitrary classifications - they represent measured implementation complexity based on systematic analysis.</text:p>
      <text:p text:style-name="P8"><text:span text:style-name="Strong_20_Emphasis">Table 3.5 demonstrates the precise mapping methodology</text:span>. Look at the <text:span text:style-name="Strong_20_Emphasis">ScrollView Container</text:span>: it maps to <text:span text:style-name="Strong_20_Emphasis">WCAG 2.1.1 Keyboard</text:span> and <text:span text:style-name="Strong_20_Emphasis">2.4.3 Focus Order</text:span>, but the <text:span text:style-name="Strong_20_Emphasis">WCAG2Mobile considerations</text:span> specify <text:span text:style-name="Strong_20_Emphasis">screen-based navigation patterns and touch-based scrolling alternatives</text:span> - mobile-specific interpretations that don't exist in web contexts.</text:p>
      <text:list text:style-name="L8">
        <text:list-item>
          <text:p text:style-name="P20"><text:span text:style-name="T1">The </text:span><text:span text:style-name="Strong_20_Emphasis"><text:span text:style-name="T1">Implementation Properties</text:span></text:span><text:span text:style-name="T1"> column shows exactly what developers need: </text:span><text:span text:style-name="Source_20_Text"><text:span text:style-name="T1">accessibilityRole="scrollview"</text:span></text:span><text:span text:style-name="T1"> and </text:span><text:span text:style-name="Source_20_Text"><text:span text:style-name="T1">accessibilityLabel="Accessibility Components Screen"</text:span></text:span><text:span text:style-name="T1">. This is the bridge from abstract WCAG criteria to concrete React Native code.</text:span></text:p>
        </text:list-item>
        <text:list-item>
          <text:p text:style-name="P20"><text:span text:style-name="T1">Similarly, the </text:span><text:span text:style-name="Strong_20_Emphasis"><text:span text:style-name="T1">Hero Title</text:span></text:span><text:span text:style-name="T1"> maps to </text:span><text:span text:style-name="Strong_20_Emphasis"><text:span text:style-name="T1">WCAG 1.4.3 Contrast</text:span></text:span><text:span text:style-name="T1"> and </text:span><text:span text:style-name="Strong_20_Emphasis"><text:span text:style-name="T1">2.4.6 Headings</text:span></text:span><text:span text:style-name="T1">, with </text:span><text:span text:style-name="Strong_20_Emphasis"><text:span text:style-name="T1">WCAG2Mobile considerations</text:span></text:span><text:span text:style-name="T1"> emphasizing </text:span><text:span text:style-name="Strong_20_Emphasis"><text:span text:style-name="T1">screen title differentiation and proper semantic structure in screen context</text:span></text:span><text:span text:style-name="T1"> - again, mobile-specific interpretations.</text:span></text:p>
        </text:list-item>
        <text:list-item>
          <text:p text:style-name="P20"><text:span text:style-name="T1">This systematic mapping approach ensures every component has </text:span><text:span text:style-name="Strong_20_Emphasis"><text:span text:style-name="T1">explicit WCAG criteria connections</text:span></text:span><text:span text:style-name="T1">, </text:span><text:span text:style-name="Strong_20_Emphasis"><text:span text:style-name="T1">mobile-specific considerations</text:span></text:span><text:span text:style-name="T1">, and </text:span><text:span text:style-name="Strong_20_Emphasis"><text:span text:style-name="T1">concrete implementation properties</text:span></text:span><text:span text:style-name="T1">. It's the foundation that enables our empirical measurement methodology - transforming abstract accessibility requirements into measurable, comparable implementation patterns.</text:span></text:p>
        </text:list-item>
      </text:list>
      <text:p text:style-name="P8">This is how we <text:span text:style-name="T10">make concrete</text:span> the theoretical foundation into practical development guidance.</text:p>
      <text:p text:style-name="P11"/>
      <text:h text:style-name="P7" text:outline-level="2"><text:soft-page-break/><text:span text:style-name="Strong_20_Emphasis"><text:span text:style-name="T1">Slide </text:span></text:span><text:span text:style-name="Strong_20_Emphasis"><text:span text:style-name="T11">9</text:span></text:span><text:span text:style-name="Strong_20_Emphasis"><text:span text:style-name="T1">: "2 – Empirical screen reader testing"</text:span></text:span></text:h>
      <text:p text:style-name="Text_20_body"><text:span text:style-name="Strong_20_Emphasis"><text:span text:style-name="T12">This brings us to the </text:span></text:span><text:span text:style-name="Strong_20_Emphasis"><text:span text:style-name="T1">empirical validation layer</text:span></text:span><text:span text:style-name="Strong_20_Emphasis"><text:span text:style-name="T12"> - where we systematically test how these mapped components actually perform with real assistive technologies across both platforms.</text:span></text:span></text:p>
      <text:p text:style-name="P8">The <text:span text:style-name="Strong_20_Emphasis">code snippet</text:span> shows the exact React Native implementation being tested - a TouchableOpacity with <text:span text:style-name="Source_20_Text">accessibilityRole="button"</text:span> and a comprehensive <text:span text:style-name="Source_20_Text">accessibilityLabel</text:span> that includes component description, purpose, and complexity classification. This isn't theoretical code - this is the actual implementation that undergoes systematic screen reader testing.</text:p>
      <text:p text:style-name="P8"><text:span text:style-name="Strong_20_Emphasis">Table 3.6 demonstrates our empirical testing methodology</text:span> with systematic evaluation protocols applied consistently across both platforms. This represents <text:span text:style-name="Strong_20_Emphasis">controlled device testing with actual screen readers</text:span> - <text:span text:style-name="Strong_20_Emphasis">VoiceOver on iOS</text:span> and <text:span text:style-name="Strong_20_Emphasis">TalkBack on Android</text:span> - following standardized evaluation procedures.</text:p>
      <text:list text:style-name="L9">
        <text:list-item>
          <text:p text:style-name="P21"><text:span text:style-name="T1">Look at the </text:span><text:span text:style-name="Strong_20_Emphasis"><text:span text:style-name="T1">Screen Title test case</text:span></text:span><text:span text:style-name="T1">: both VoiceOver and TalkBack announce "Accessibility Components, heading", but the </text:span><text:span text:style-name="Strong_20_Emphasis"><text:span text:style-name="T1">WCAG2Mobile considerations</text:span></text:span><text:span text:style-name="T1"> specify that </text:span><text:span text:style-name="Strong_20_Emphasis"><text:span text:style-name="T1">Success Criteria 1.3.1 and 2.4.6 are interpreted for screens instead of web pages</text:span></text:span><text:span text:style-name="T1">. This mobile-specific interpretation affects how heading structures work in mobile contexts versus web contexts.</text:span></text:p>
        </text:list-item>
        <text:list-item>
          <text:p text:style-name="P21"><text:span text:style-name="T1">The </text:span><text:span text:style-name="Strong_20_Emphasis"><text:span text:style-name="T1">Component Card test case</text:span></text:span><text:span text:style-name="T1"> shows both screen readers announcing the complete label with component description and complexity. The </text:span><text:span text:style-name="Strong_20_Emphasis"><text:span text:style-name="T1">WCAG2Mobile considerations</text:span></text:span><text:span text:style-name="T1"> note that </text:span><text:span text:style-name="Strong_20_Emphasis"><text:span text:style-name="T1">Success Criteria 4.1.2 for mobile context requires comprehensive labels for navigation decisions</text:span></text:span><text:span text:style-name="T1"> - users need complete information before committing to navigation on small screens.</text:span></text:p>
        </text:list-item>
        <text:list-item>
          <text:p text:style-name="P21"><text:span text:style-name="T1">This systematic testing methodology employs </text:span><text:span text:style-name="Strong_20_Emphasis"><text:span text:style-name="T1">standardized evaluation criteria</text:span></text:span><text:span text:style-name="T1"> across four dimensions: </text:span><text:span text:style-name="Strong_20_Emphasis"><text:span text:style-name="T1">Announcement Quality</text:span></text:span><text:span text:style-name="T1">, </text:span><text:span text:style-name="Strong_20_Emphasis"><text:span text:style-name="T1">Gesture Support</text:span></text:span><text:span text:style-name="T1">, </text:span><text:span text:style-name="Strong_20_Emphasis"><text:span text:style-name="T1">Role Communication</text:span></text:span><text:span text:style-name="T1">, and </text:span><text:span text:style-name="Strong_20_Emphasis"><text:span text:style-name="T1">Focus Management</text:span></text:span><text:span text:style-name="T1"> - each rated on a 1-5 Likert scale to generate empirical scores rather than subjective assessments.</text:span></text:p>
        </text:list-item>
      </text:list>
      <text:p text:style-name="Text_20_body"><text:span text:style-name="T1">The critical innovation is that every accessibility feature undergoes </text:span><text:span text:style-name="Strong_20_Emphasis"><text:span text:style-name="T1">identical testing protocols</text:span></text:span><text:span text:style-name="T1"> on both platforms, generating comparable empirical data that reveals platform-specific behavior patterns and enables systematic framework evaluation.</text:span></text:p>
      <text:p text:style-name="P22"/>
      <text:h text:style-name="P23" text:outline-level="2"><text:span text:style-name="Strong_20_Emphasis"><text:span text:style-name="T1">Slide </text:span></text:span><text:span text:style-name="Strong_20_Emphasis"><text:span text:style-name="T11">10</text:span></text:span><text:span text:style-name="Strong_20_Emphasis"><text:span text:style-name="T1">: "</text:span></text:span><text:span text:style-name="Strong_20_Emphasis"><text:span text:style-name="T11">3 – Implementation overhead analysis</text:span></text:span><text:span text:style-name="Strong_20_Emphasis"><text:span text:style-name="T1">"</text:span></text:span></text:h>
      <text:p text:style-name="P24"><text:span text:style-name="Strong_20_Emphasis"><text:span text:style-name="T12">This brings us to the </text:span></text:span><text:span text:style-name="Strong_20_Emphasis"><text:span text:style-name="T1">quantitative measurement layer</text:span></text:span><text:span text:style-name="Strong_20_Emphasis"><text:span text:style-name="T12"> - where systematic evaluation transforms into concrete data that project managers can use for planning and resource allocation.</text:span></text:span></text:p>
      <text:p text:style-name="P8"><text:span text:style-name="Strong_20_Emphasis">Table 3.7 provides systematic implementation overhead analysis</text:span> - documenting exactly how many lines of code each accessibility feature requires and its complexity impact. This represents <text:span text:style-name="Strong_20_Emphasis">controlled measurement methodology</text:span> applied to every accessibility implementation decision.</text:p>
      <text:list text:style-name="L10">
        <text:list-item>
          <text:p text:style-name="P25"><text:span text:style-name="T1">Notice the </text:span><text:span text:style-name="Strong_20_Emphasis"><text:span text:style-name="T1">granular breakdown</text:span></text:span><text:span text:style-name="T1">: </text:span><text:span text:style-name="Strong_20_Emphasis"><text:span text:style-name="T1">Semantic Roles</text:span></text:span><text:span text:style-name="T1"> require just </text:span><text:span text:style-name="Strong_20_Emphasis"><text:span text:style-name="T1">15 lines of code</text:span></text:span><text:span text:style-name="T1"> representing </text:span><text:span text:style-name="Strong_20_Emphasis"><text:span text:style-name="T1">2.6% overhead with Low complexity</text:span></text:span><text:span text:style-name="T1"> - essentially metadata additions that don't require behavioral logic changes. </text:span><text:span text:style-name="Strong_20_Emphasis"><text:span text:style-name="T1">Descriptive Labels</text:span></text:span><text:span text:style-name="T1"> need </text:span><text:span text:style-name="Strong_20_Emphasis"><text:span text:style-name="T1">28 lines at 4.9% with Medium complexity</text:span></text:span><text:span text:style-name="T1"> - requiring contextual understanding and proper screen reader optimization.</text:span></text:p>
        </text:list-item>
        <text:list-item>
          <text:p text:style-name="P25"><text:soft-page-break/><text:span text:style-name="T1">But look at the </text:span><text:span text:style-name="Strong_20_Emphasis"><text:span text:style-name="T1">complexity escalation</text:span></text:span><text:span text:style-name="T1">: </text:span><text:span text:style-name="Strong_20_Emphasis"><text:span text:style-name="T1">Breadcrumb Implementation</text:span></text:span><text:span text:style-name="T1"> reaches </text:span><text:span text:style-name="Strong_20_Emphasis"><text:span text:style-name="T1">42 lines at 7.4% with High complexity</text:span></text:span><text:span text:style-name="T1">, and </text:span><text:span text:style-name="Strong_20_Emphasis"><text:span text:style-name="T1">Drawer Accessibility</text:span></text:span><text:span text:style-name="T1"> requires </text:span><text:span text:style-name="Strong_20_Emphasis"><text:span text:style-name="T1">35 lines at 6.2% with High complexity</text:span></text:span><text:span text:style-name="T1">. These aren't arbitrary classifications - they reflect </text:span><text:span text:style-name="Strong_20_Emphasis"><text:span text:style-name="T1">systematic evaluation</text:span></text:span><text:span text:style-name="T1"> based on nesting depth, dependency requirements, and platform-specific implementation needs.</text:span></text:p>
        </text:list-item>
        <text:list-item>
          <text:p text:style-name="P25"><text:span text:style-name="T1">The </text:span><text:span text:style-name="Strong_20_Emphasis"><text:span text:style-name="T1">critical finding</text:span></text:span><text:span text:style-name="T1"> is the </text:span><text:span text:style-name="Strong_20_Emphasis"><text:span text:style-name="T1">total implementation overhead of 206 lines representing 36.3% of the Components screen codebase</text:span></text:span><text:span text:style-name="T1">. This isn't a theoretical estimate - it's </text:span><text:span text:style-name="Strong_20_Emphasis"><text:span text:style-name="T1">empirical measurement</text:span></text:span><text:span text:style-name="T1"> showing exactly how accessibility implementation scales across different feature types.</text:span></text:p>
        </text:list-item>
        <text:list-item>
          <text:p text:style-name="P25"><text:span text:style-name="Strong_20_Emphasis"><text:span text:style-name="T1">AAA-specific Enhancements</text:span></text:span><text:span text:style-name="T1"> add </text:span><text:span text:style-name="Strong_20_Emphasis"><text:span text:style-name="T1">20 lines at 3.5%</text:span></text:span><text:span text:style-name="T1"> - demonstrating that </text:span><text:span text:style-name="Strong_20_Emphasis"><text:span text:style-name="T1">beyond-compliance accessibility</text:span></text:span><text:span text:style-name="T1"> has </text:span><text:span text:style-name="Strong_20_Emphasis"><text:span text:style-name="T1">measurable, predictable costs</text:span></text:span><text:span text:style-name="T1"> rather than unknown implementation complexity.</text:span></text:p>
        </text:list-item>
      </text:list>
      <text:p text:style-name="P8">The <text:span text:style-name="Strong_20_Emphasis">Medium-High complexity classification</text:span> reflects the balanced approach between comprehensive accessibility implementation and maintainable code structure. This systematic measurement methodology enables <text:span text:style-name="Strong_20_Emphasis">predictable cost estimation</text:span> across different component types and complexity levels.</text:p>
      <text:p text:style-name="Text_20_body"><text:span text:style-name="T1">For the first time, developers and project managers have </text:span><text:span text:style-name="Strong_20_Emphasis"><text:span text:style-name="T1">empirical data</text:span></text:span><text:span text:style-name="T1"> showing that accessibility implementation follows </text:span><text:span text:style-name="Strong_20_Emphasis"><text:span text:style-name="T1">systematic patterns</text:span></text:span><text:span text:style-name="T1"> rather than unpredictable complexity, enabling evidence-based planning and resource allocation.</text:span></text:p>
      <text:p text:style-name="P26"/>
      <text:h text:style-name="P7" text:outline-level="2"><text:span text:style-name="Strong_20_Emphasis"><text:span text:style-name="T1">Slide 11: "</text:span></text:span><text:span text:style-name="Strong_20_Emphasis"><text:span text:style-name="T11">Component implementation patterns</text:span></text:span><text:span text:style-name="Strong_20_Emphasis"><text:span text:style-name="T1">"</text:span></text:span></text:h>
      <text:p text:style-name="P8">Now we reach the most practically transformative finding of this research - <text:span text:style-name="Strong_20_Emphasis">systematic correlation that enables predictable accessibility cost estimation across frameworks</text:span>.</text:p>
      <text:p text:style-name="P8">This analysis emerges from <text:span text:style-name="Strong_20_Emphasis">Chapter 4's systematic component comparison</text:span> where I measured equivalent accessibility implementations across React Native and Flutter. But what you're seeing here goes beyond framework comparison - it reveals <text:span text:style-name="Strong_20_Emphasis">fundamental patterns</text:span> that apply regardless of your technology choice.</text:p>
      <text:list text:style-name="L11">
        <text:list-item>
          <text:p text:style-name="P27"><text:span text:style-name="Strong_20_Emphasis"><text:span text:style-name="T1">Media components at 12.7% overhead</text:span></text:span><text:span text:style-name="T1"> represent our baseline - alternative text and captions are essentially content description additions. The </text:span><text:span text:style-name="Strong_20_Emphasis"><text:span text:style-name="T1">complexity driver</text:span></text:span><text:span text:style-name="T1"> is straightforward: describing content doesn't require complex behavioral changes.</text:span></text:p>
        </text:list-item>
        <text:list-item>
          <text:p text:style-name="P27"><text:span text:style-name="Strong_20_Emphasis"><text:span text:style-name="T1">Buttons jump to 13.3% overhead</text:span></text:span><text:span text:style-name="T1">, and here's where it gets interesting. The </text:span><text:span text:style-name="Strong_20_Emphasis"><text:span text:style-name="T1">complexity driver</text:span></text:span><text:span text:style-name="T1"> becomes </text:span><text:span text:style-name="Strong_20_Emphasis"><text:span text:style-name="T1">semantic roles and labels</text:span></text:span><text:span text:style-name="T1"> - you're not just describing content, you're defining how components behave with assistive technologies across both VoiceOver and TalkBack.</text:span></text:p>
        </text:list-item>
        <text:list-item>
          <text:p text:style-name="P27"><text:span text:style-name="Strong_20_Emphasis"><text:span text:style-name="T1">Dialogs hit 16.2% overhead</text:span></text:span><text:span text:style-name="T1"> with </text:span><text:span text:style-name="Strong_20_Emphasis"><text:span text:style-name="T1">navigation control</text:span></text:span><text:span text:style-name="T1"> as the complexity driver. Now you're managing focus transfer, modal behavior, and ensuring users can navigate back to the underlying content systematically.</text:span></text:p>
        </text:list-item>
        <text:list-item>
          <text:p text:style-name="P27"><text:span text:style-name="Strong_20_Emphasis"><text:span text:style-name="T1">Forms reach 21.5% overhead</text:span></text:span><text:span text:style-name="T1"> - the highest practical complexity for most applications. The </text:span><text:span text:style-name="Strong_20_Emphasis"><text:span text:style-name="T1">complexity driver</text:span></text:span><text:span text:style-name="T1"> is </text:span><text:span text:style-name="Strong_20_Emphasis"><text:span text:style-name="T1">state management</text:span></text:span><text:span text:style-name="T1"> - validation feedback, error handling, and form submission that works seamlessly with screen readers requires substantial additional logic.</text:span></text:p>
        </text:list-item>
        <text:list-item>
          <text:p text:style-name="P27"><text:soft-page-break/><text:span text:style-name="Strong_20_Emphasis"><text:span text:style-name="T1">Advanced components cap at 22.7%</text:span></text:span><text:span text:style-name="T1"> with </text:span><text:span text:style-name="Strong_20_Emphasis"><text:span text:style-name="T1">custom interactions</text:span></text:span><text:span text:style-name="T1"> driving complexity. These are things like custom sliders, loading animations, </text:span><text:span text:style-name="T13">progress bars or</text:span><text:span text:style-name="T1"> gesture handlers that don't map to standard accessibility patterns.</text:span></text:p>
        </text:list-item>
      </text:list>
      <text:p text:style-name="P8">But here's the crucial insight: <text:span text:style-name="Strong_20_Emphasis">even the most complex components stay under 25% overhead</text:span>. This isn't the 2x or 3x cost increase developers fear. The <text:span text:style-name="Strong_20_Emphasis">pattern validation</text:span> shows these percentages are <text:span text:style-name="Strong_20_Emphasis">consistent</text:span> across component types - this creates a <text:span text:style-name="Strong_20_Emphasis">foundation for framework-agnostic accessibility cost prediction</text:span>.</text:p>
      <text:p text:style-name="P8">For the first time, project managers can budget accessibility implementation with the same precision they apply to any other technical requirement.</text:p>
      <text:p text:style-name="P28"/>
      <text:h text:style-name="P7" text:outline-level="2"><text:span text:style-name="Strong_20_Emphasis"><text:span text:style-name="T1">Slide 12: "Formal evaluation metrics"</text:span></text:span><text:span text:style-name="T1"> </text:span></text:h>
      <text:p text:style-name="P8">This brings us to the methodological foundation that makes everything we've discussed possible – <text:span text:style-name="T10">presenting, as far as my knowledge goes, the first</text:span><text:span text:style-name="Strong_20_Emphasis"> evidence-based methodology for quantifying mobile accessibility implementation across frameworks</text:span>.</text:p>
      <text:p text:style-name="P8">What makes this research innovative isn't just the findings, but the <text:span text:style-name="Strong_20_Emphasis">five formal metrics</text:span> that enable systematic comparison instead of subjective assessment.</text:p>
      <text:list text:style-name="L12">
        <text:list-item>
          <text:p text:style-name="P29"><text:span text:style-name="Strong_20_Emphasis"><text:span text:style-name="T1">Implementation Overhead (IMO)</text:span></text:span><text:span text:style-name="T1"> gives us direct code cost measurement. Instead of guessing "how much will accessibility cost?", we can now say forms require </text:span><text:span text:style-name="Strong_20_Emphasis"><text:span text:style-name="T1">21.5% additional code</text:span></text:span><text:span text:style-name="T1"> with medium complexity. This transforms abstract questions into concrete planning data.</text:span></text:p>
        </text:list-item>
        <text:list-item>
          <text:p text:style-name="P29"><text:span text:style-name="Strong_20_Emphasis"><text:span text:style-name="T1">Screen Reader Support Score (SRSS)</text:span></text:span><text:span text:style-name="T1"> uses systematic Likert scaling with </text:span><text:span text:style-name="Strong_20_Emphasis"><text:span text:style-name="T1">VoiceOver on iPhone 14</text:span></text:span><text:span text:style-name="T1"> and </text:span><text:span text:style-name="Strong_20_Emphasis"><text:span text:style-name="T1">TalkBack on Google Pixel 7</text:span></text:span><text:span text:style-name="T1">. We test four dimensions: </text:span><text:span text:style-name="Strong_20_Emphasis"><text:span text:style-name="T1">announcement quality, gesture support, role communication, and focus management</text:span></text:span><text:span text:style-name="T1"> - each rated 1-5. This gives us empirical scores rather than "it works" or "it doesn't."</text:span></text:p>
        </text:list-item>
        <text:list-item>
          <text:p text:style-name="P29"><text:span text:style-name="Strong_20_Emphasis"><text:span text:style-name="T1">WCAG Compliance Ratio (WCR)</text:span></text:span><text:span text:style-name="T1"> tracks standards adherence using </text:span><text:span text:style-name="Strong_20_Emphasis"><text:span text:style-name="T1">satisfied criteria divided by total applicable criteria times 100</text:span></text:span><text:span text:style-name="T1">. But here's the key - results aggregate by WCAG principle: </text:span><text:span text:style-name="Strong_20_Emphasis"><text:span text:style-name="T1">Perceivable, Operable, Understandable, Robust</text:span></text:span><text:span text:style-name="T1"> - so we can identify specific framework strengths rather than just overall compliance.</text:span></text:p>
        </text:list-item>
        <text:list-item>
          <text:p text:style-name="P29"><text:span text:style-name="Strong_20_Emphasis"><text:span text:style-name="T1">Complexity Impact Factor (CIF)</text:span></text:span><text:span text:style-name="T1"> goes beyond simple line counting. It incorporates </text:span><text:span text:style-name="Strong_20_Emphasis"><text:span text:style-name="T1">nesting depth, dependency requirements, and property count</text:span></text:span><text:span text:style-name="T1"> to capture the cognitive load that impacts maintainability. A component might be 15 lines but structurally complex, or 30 lines but straightforward.</text:span></text:p>
        </text:list-item>
        <text:list-item>
          <text:p text:style-name="P29"><text:span text:style-name="Strong_20_Emphasis"><text:span text:style-name="T1">Development Time Estimate (DTE)</text:span></text:span><text:span text:style-name="T1"> translates technical metrics into business planning. It accounts for both implementation effort and learning curve factors, giving project managers realistic estimates with complexity adjustments.</text:span></text:p>
        </text:list-item>
      </text:list>
      <text:p text:style-name="P8">These metrics collectively <text:span text:style-name="Strong_20_Emphasis">transform accessibility from an unknown cost variable into a measurable, plannable development component</text:span>. For the first time, teams can approach accessibility implementation with the same predictability they have for any other technical requirement.</text:p>
      <text:p text:style-name="P28"/>
      <text:h text:style-name="P7" text:outline-level="2"><text:soft-page-break/><text:span text:style-name="Strong_20_Emphasis"><text:span text:style-name="T14">S</text:span></text:span><text:span text:style-name="Strong_20_Emphasis"><text:span text:style-name="T1">lide 1</text:span></text:span><text:span text:style-name="Strong_20_Emphasis"><text:span text:style-name="T14">3</text:span></text:span><text:span text:style-name="Strong_20_Emphasis"><text:span text:style-name="T1">: "Framework comparison"</text:span></text:span></text:h>
      <text:p text:style-name="P8">Now we get to the <text:span text:style-name="Strong_20_Emphasis">fundamental architectural differences</text:span> that drive all the implementation overhead patterns we've been discussing. These aren't just coding style preferences - they're <text:span text:style-name="Strong_20_Emphasis">core design philosophies</text:span> that directly impact how developers implement accessibility.</text:p>
      <text:list text:style-name="L13">
        <text:list-item>
          <text:p text:style-name="P30"><text:span text:style-name="Strong_20_Emphasis"><text:span text:style-name="T1">React Native follows a property-based model</text:span></text:span><text:span text:style-name="T1"> where accessibility features integrate directly into component definitions. Look at this code - </text:span><text:span text:style-name="Source_20_Text"><text:span text:style-name="T1">accessibilityRole="header"</text:span></text:span><text:span text:style-name="T1"> and </text:span><text:span text:style-name="Source_20_Text"><text:span text:style-name="T1">accessibilityLabel="Save document"</text:span></text:span><text:span text:style-name="T1"> are </text:span><text:span text:style-name="Strong_20_Emphasis"><text:span text:style-name="T1">properties applied directly to the component</text:span></text:span><text:span text:style-name="T1">. The accessibility information lives alongside the component logic in a flat, integrated structure.</text:span></text:p>
        </text:list-item>
        <text:list-item>
          <text:p text:style-name="P30"><text:span text:style-name="Strong_20_Emphasis"><text:span text:style-name="T1">Flutter takes a widget-based approach</text:span></text:span><text:span text:style-name="T1"> with explicit Semantics adapters. Notice how the same functionality requires </text:span><text:span text:style-name="Strong_20_Emphasis"><text:span text:style-name="T1">wrapping components in Semantics widgets</text:span></text:span><text:span text:style-name="T1"> - </text:span><text:span text:style-name="Source_20_Text"><text:span text:style-name="T1">Semantics(header: true, child: Text("Settings"))</text:span></text:span><text:span text:style-name="T1"> and </text:span><text:span text:style-name="Source_20_Text"><text:span text:style-name="T1">Semantics(button: true, label: "Save document", child: GestureDetector(...))</text:span></text:span><text:span text:style-name="T1">. This creates </text:span><text:span text:style-name="Strong_20_Emphasis"><text:span text:style-name="T1">additional nesting levels</text:span></text:span><text:span text:style-name="T1"> and </text:span><text:span text:style-name="Strong_20_Emphasis"><text:span text:style-name="T1">structural complexity</text:span></text:span><text:span text:style-name="T1">.</text:span></text:p>
        </text:list-item>
        <text:list-item>
          <text:p text:style-name="P30"><text:span text:style-name="T1">Here's what this means in practice. The React Native approach lets you </text:span><text:span text:style-name="Strong_20_Emphasis"><text:span text:style-name="T1">add accessibility properties</text:span></text:span><text:span text:style-name="T1"> like you'd add any other component attribute - it's </text:span><text:span text:style-name="Strong_20_Emphasis"><text:span text:style-name="T1">property integration</text:span></text:span><text:span text:style-name="T1">. The Flutter approach requires </text:span><text:span text:style-name="Strong_20_Emphasis"><text:span text:style-name="T1">semantic wrappers</text:span></text:span><text:span text:style-name="T1"> around existing components, creating </text:span><text:span text:style-name="Strong_20_Emphasis"><text:span text:style-name="T1">additional layers of abstraction</text:span></text:span><text:span text:style-name="T1">.</text:span></text:p>
        </text:list-item>
      </text:list>
      <text:p text:style-name="P8">This architectural difference directly explains the <text:span text:style-name="Strong_20_Emphasis">implementation overhead patterns</text:span> we measured earlier. When Flutter requires <text:span text:style-name="Strong_20_Emphasis">119% more code</text:span> on average, it's not because the framework is poorly designed - it's because <text:span text:style-name="Strong_20_Emphasis">explicit semantic wrappers</text:span> naturally require more lines of code than <text:span text:style-name="Strong_20_Emphasis">integrated properties</text:span>.</text:p>
      <text:p text:style-name="P8">But there's a deeper implication here. React Native's <text:span text:style-name="Strong_20_Emphasis">property integration</text:span> means accessibility feels like a <text:span text:style-name="Strong_20_Emphasis">natural part of component definition</text:span>. Flutter's <text:span text:style-name="Strong_20_Emphasis">semantic wrappers</text:span> make accessibility feel like an <text:span text:style-name="Strong_20_Emphasis">additional concern</text:span> that wraps around your main component logic.</text:p>
      <text:p text:style-name="P8">Both approaches work, but they create <text:span text:style-name="Strong_20_Emphasis">fundamentally different developer experiences</text:span> that directly impact how teams approach accessibility implementation. This architectural difference shapes everything from initial learning curves to long-term maintainability patterns.</text:p>
      <text:p text:style-name="P28"/>
      <text:h text:style-name="P7" text:outline-level="2"><text:span text:style-name="Strong_20_Emphasis"><text:span text:style-name="T1">Slide 1</text:span></text:span><text:span text:style-name="Strong_20_Emphasis"><text:span text:style-name="T14">4</text:span></text:span><text:span text:style-name="Strong_20_Emphasis"><text:span text:style-name="T1">: "Framework comparison results - </text:span></text:span><text:span text:style-name="Strong_20_Emphasis"><text:span text:style-name="T11">1</text:span></text:span><text:span text:style-name="Strong_20_Emphasis"><text:span text:style-name="T1">"</text:span></text:span></text:h>
      <text:p text:style-name="P8">These empirical findings represent systematic measurement across equivalent implementations, and what emerges is a <text:span text:style-name="Strong_20_Emphasis">clear pattern of architectural trade-offs</text:span> that directly impact both developer experience and user outcomes.</text:p>
      <text:list text:style-name="L14">
        <text:list-item>
          <text:p text:style-name="P31"><text:span text:style-name="Strong_20_Emphasis"><text:span text:style-name="T1">Text Language Declaration</text:span></text:span><text:span text:style-name="T1"> reveals the most significant difference - React Native provides this </text:span><text:span text:style-name="Strong_20_Emphasis"><text:span text:style-name="T1">transparently through accessibilityLanguage</text:span></text:span><text:span text:style-name="T1"> with zero additional overhead, while Flutter requires </text:span><text:span text:style-name="Strong_20_Emphasis"><text:span text:style-name="T1">200% more code</text:span></text:span><text:span text:style-name="T1"> through explicit AttributedString construction. </text:span></text:p>
          <text:list>
            <text:list-item>
              <text:p text:style-name="P32">In multilingual applications, this difference compounds dramatically. React Native enables automatic internationalization, while Flutter requires conscious semantic decisions for every text element.</text:p>
            </text:list-item>
          </text:list>
        </text:list-item>
        <text:list-item>
          <text:p text:style-name="P32"><text:soft-page-break/><text:span text:style-name="Strong_20_Emphasis">Headings require manual implementation</text:span> in both frameworks - neither treats semantic structure as first-class - but Flutter shows <text:span text:style-name="Strong_20_Emphasis">57% more overhead</text:span>. React Native achieves this through simple <text:span text:style-name="Source_20_Text">accessibilityRole="header"</text:span>, while Flutter requires Semantics wrapper widgets that complicate component hierarchy.</text:p>
        </text:list-item>
        <text:list-item>
          <text:p text:style-name="P32"><text:span text:style-name="Strong_20_Emphasis">Form Fields show 53% overhead</text:span> with particularly revealing patterns. React Native's form accessibility integrates directly with existing input components - developers work within familiar patterns. Flutter requires additional wrapper widgets that can complicate state management and validation workflows.</text:p>
        </text:list-item>
        <text:list-item>
          <text:p text:style-name="P32"><text:span text:style-name="Strong_20_Emphasis">Custom Gestures show the smallest gap at 27%</text:span>, but here's what's crucial: both frameworks struggle equally with complex interactions. The screen reader scores - <text:span text:style-name="Strong_20_Emphasis">React Native 3.8, Flutter 3.2</text:span> - are our <text:span text:style-name="Strong_20_Emphasis">lowest across all categories</text:span>. This indicates universal accessibility limitations requiring framework-level improvements.</text:p>
        </text:list-item>
        <text:list-item>
          <text:p text:style-name="P32"><text:span text:style-name="Strong_20_Emphasis">Overall metrics</text:span> provide definitive guidance: React Native's <text:span text:style-name="Strong_20_Emphasis">38% default accessibility</text:span> versus Flutter's <text:span text:style-name="Strong_20_Emphasis">32%</text:span>, requiring <text:span text:style-name="Strong_20_Emphasis">119% less code overall</text:span>. The <text:span text:style-name="Strong_20_Emphasis">screen reader consistency</text:span> - <text:span text:style-name="Strong_20_Emphasis">4.2 versus 3.8</text:span> - reflects more reliable assistive technology integration across platforms.</text:p>
        </text:list-item>
      </text:list>
      <text:p text:style-name="P8"><text:span text:style-name="Strong_20_Emphasis">Critical observations</text:span>: The <text:span text:style-name="Strong_20_Emphasis">119% code overhead</text:span> in Flutter translates to <text:span text:style-name="Strong_20_Emphasis">measurably longer development cycles</text:span> for accessibility-focused projects. For teams with <text:span text:style-name="Strong_20_Emphasis">limited accessibility expertise</text:span>, React Native's integrated approach reduces the <text:span text:style-name="Strong_20_Emphasis">learning curve and implementation errors</text:span>. However, Flutter's explicit semantic model provides <text:span text:style-name="Strong_20_Emphasis">better debugging capabilities</text:span> when accessibility issues arise. The <text:span text:style-name="Strong_20_Emphasis">custom gesture scores</text:span> reveal that <text:span text:style-name="Strong_20_Emphasis">both frameworks need significant improvement</text:span> in complex interaction accessibility - this shouldn't drive framework selection.</text:p>
      <text:p text:style-name="P8">These patterns reveal that architectural differences create measurable impacts on both development velocity and user experience quality that compound across applications with comprehensive accessibility requirements.</text:p>
      <text:p text:style-name="P33"/>
      <text:h text:style-name="P7" text:outline-level="2"><text:span text:style-name="Strong_20_Emphasis"><text:span text:style-name="T1">Slide 1</text:span></text:span><text:span text:style-name="Strong_20_Emphasis"><text:span text:style-name="T14">5</text:span></text:span><text:span text:style-name="Strong_20_Emphasis"><text:span text:style-name="T1">: "Framework comparison results - </text:span></text:span><text:span text:style-name="Strong_20_Emphasis"><text:span text:style-name="T11">2</text:span></text:span><text:span text:style-name="Strong_20_Emphasis"><text:span text:style-name="T1">"</text:span></text:span></text:h>
      <text:p text:style-name="P8">This consolidated analysis transforms our technical findings into <text:span text:style-name="Strong_20_Emphasis">strategic guidance</text:span> - moving beyond metrics to <text:span text:style-name="Strong_20_Emphasis">actionable framework selection criteria</text:span> based on systematic evidence rather than subjective preferences.</text:p>
      <text:list text:style-name="L15">
        <text:list-item>
          <text:p text:style-name="P34"><text:span text:style-name="Strong_20_Emphasis"><text:span text:style-name="T1">Code Integration</text:span></text:span><text:span text:style-name="T1"> shows the </text:span><text:span text:style-name="Strong_20_Emphasis"><text:span text:style-name="T1">fundamental architectural difference</text:span></text:span><text:span text:style-name="T1">: React Native's direct properties versus Flutter's wrapper layers resulting in </text:span><text:span text:style-name="Strong_20_Emphasis"><text:span text:style-name="T1">119% more code</text:span></text:span><text:span text:style-name="T1">. This isn't just about typing more lines - it's about </text:span><text:span text:style-name="Strong_20_Emphasis"><text:span text:style-name="T1">cognitive load and development velocity</text:span></text:span><text:span text:style-name="T1"> that compounds across hundreds of components.</text:span></text:p>
        </text:list-item>
        <text:list-item>
          <text:p text:style-name="P34"><text:span text:style-name="Strong_20_Emphasis"><text:span text:style-name="T1">Developer Experience</text:span></text:span><text:span text:style-name="T1"> reveals a </text:span><text:span text:style-name="Strong_20_Emphasis"><text:span text:style-name="T1">critical trade-off</text:span></text:span><text:span text:style-name="T1">: React Native requires </text:span><text:span text:style-name="Strong_20_Emphasis"><text:span text:style-name="T1">component modification</text:span></text:span><text:span text:style-name="T1"> - familiar to web developers - while Flutter demands </text:span><text:span text:style-name="Strong_20_Emphasis"><text:span text:style-name="T1">semantic layer addition</text:span></text:span><text:span text:style-name="T1"> - a steeper learning curve. Our analysis shows </text:span><text:span text:style-name="Strong_20_Emphasis"><text:span text:style-name="T1">40% faster implementation times</text:span></text:span><text:span text:style-name="T1"> for web-experienced developers using React Native.</text:span></text:p>
        </text:list-item>
        <text:list-item>
          <text:p text:style-name="P34"><text:span text:style-name="Strong_20_Emphasis"><text:span text:style-name="T1">Default Accessibility</text:span></text:span><text:span text:style-name="T1"> demonstrates that </text:span><text:span text:style-name="Strong_20_Emphasis"><text:span text:style-name="T1">both frameworks require intervention</text:span></text:span><text:span text:style-name="T1"> - 38% versus 32% - but React Native's advantage means </text:span><text:span text:style-name="Strong_20_Emphasis"><text:span text:style-name="T1">measurably less initial work</text:span></text:span><text:span text:style-name="T1">. Neither </text:span><text:soft-page-break/><text:span text:style-name="T1">framework delivers "accessibility by default," making this a </text:span><text:span text:style-name="Strong_20_Emphasis"><text:span text:style-name="T1">realistic baseline</text:span></text:span><text:span text:style-name="T1"> rather than an aspiration.</text:span></text:p>
        </text:list-item>
        <text:list-item>
          <text:p text:style-name="P34"><text:span text:style-name="Strong_20_Emphasis"><text:span text:style-name="T1">Screen Reader Support</text:span></text:span><text:span text:style-name="T1"> shows React Native's </text:span><text:span text:style-name="Strong_20_Emphasis"><text:span text:style-name="T1">better consistency</text:span></text:span><text:span text:style-name="T1"> at 4.2 versus 3.8. This reflects </text:span><text:span text:style-name="Strong_20_Emphasis"><text:span text:style-name="T1">more reliable assistive technology integration</text:span></text:span><text:span text:style-name="T1">, particularly benefiting Android TalkBack users where Flutter shows </text:span><text:span text:style-name="Strong_20_Emphasis"><text:span text:style-name="T1">variable performance patterns</text:span></text:span><text:span text:style-name="T1">.</text:span></text:p>
        </text:list-item>
        <text:list-item>
          <text:p text:style-name="P34"><text:span text:style-name="Strong_20_Emphasis"><text:span text:style-name="T1">WCAG Compliance</text:span></text:span><text:span text:style-name="T1"> reveals React Native's </text:span><text:span text:style-name="Strong_20_Emphasis"><text:span text:style-name="T1">8.2% advantage</text:span></text:span><text:span text:style-name="T1"> at 92% versus 85% AA compliance. This represents </text:span><text:span text:style-name="Strong_20_Emphasis"><text:span text:style-name="T1">measurable accessibility features</text:span></text:span><text:span text:style-name="T1"> that work reliably in React Native but require </text:span><text:span text:style-name="Strong_20_Emphasis"><text:span text:style-name="T1">workarounds or additional complexity</text:span></text:span><text:span text:style-name="T1"> in Flutter.</text:span></text:p>
        </text:list-item>
      </text:list>
      <text:p text:style-name="P35"><text:span text:style-name="Strong_20_Emphasis">Strategic Decision Framework</text:span> based on evidence: </text:p>
      <text:list text:style-name="L16">
        <text:list-item>
          <text:p text:style-name="P36"><text:span text:style-name="Strong_20_Emphasis"><text:span text:style-name="T1">Choose React Native</text:span></text:span><text:span text:style-name="T1"> for rapid development timelines, teams with web accessibility experience, and cross-platform consistency priority</text:span></text:p>
        </text:list-item>
        <text:list-item>
          <text:p text:style-name="P36"><text:span text:style-name="Strong_20_Emphasis"><text:span text:style-name="T1">Choose Flutter</text:span></text:span><text:span text:style-name="T1"> for complex custom components, dedicated long-term maintenance teams, and granular accessibility control.</text:span></text:p>
        </text:list-item>
      </text:list>
      <text:p text:style-name="P8">The <text:span text:style-name="Strong_20_Emphasis">critical insight</text:span>: team expertise and project timeline dramatically impact implementation success regardless of framework choice. Choose tools that <text:span text:style-name="Strong_20_Emphasis">reduce barriers to doing the right thing</text:span> rather than adding complexity to accessibility implementation.</text:p>
      <text:p text:style-name="P8">This represents <text:span text:style-name="Strong_20_Emphasis">the first evidence-based framework selection guidance</text:span> for accessibility-focused mobile development, replacing subjective assessment with systematic empirical analysis.</text:p>
      <text:p text:style-name="P11"/>
      <text:h text:style-name="P7" text:outline-level="2"><text:span text:style-name="Strong_20_Emphasis"><text:span text:style-name="T1">Slide 1</text:span></text:span><text:span text:style-name="Strong_20_Emphasis"><text:span text:style-name="T14">6</text:span></text:span><text:span text:style-name="Strong_20_Emphasis"><text:span text:style-name="T1">: "Research impact and conclusions"</text:span></text:span><text:span text:style-name="T1"> </text:span></text:h>
      <text:p text:style-name="P8">This research establishes <text:span text:style-name="Strong_20_Emphasis">fundamental contributions</text:span> that advance both academic understanding and industry practice, transforming how we approach mobile accessibility implementation from guesswork to systematic analysis.</text:p>
      <text:list text:style-name="L17">
        <text:list-item>
          <text:p text:style-name="P37"><text:span text:style-name="Strong_20_Emphasis"><text:span text:style-name="T1">Key contributions</text:span></text:span><text:span text:style-name="T1"> represent genuine advancement</text:span><text:span text:style-name="T15">s</text:span><text:span text:style-name="T1"> in the field. The </text:span><text:span text:style-name="Strong_20_Emphasis"><text:span text:style-name="T1">systematic evaluation methodology</text:span></text:span><text:span text:style-name="T1"> built on evidence-based formal metrics creates the first rigorous framework for mobile accessibility assessment. We've moved from anecdotal evaluation to </text:span><text:span text:style-name="Strong_20_Emphasis"><text:span text:style-name="T1">quantifiable measurement</text:span></text:span><text:span text:style-name="T1"> that other researchers can build upon and extend.</text:span></text:p>
        </text:list-item>
        <text:list-item>
          <text:p text:style-name="P37"><text:span text:style-name="T1">The </text:span><text:span text:style-name="Strong_20_Emphasis"><text:span text:style-name="T1">first quantitative framework for cross-platform accessibility assessments</text:span></text:span><text:span text:style-name="T1"> changes everything for project planning. Our formal metrics - IMO, SRSS, WCR, CIF, DTE - enable teams to </text:span><text:span text:style-name="Strong_20_Emphasis"><text:span text:style-name="T1">budget accessibility implementation with empirical data</text:span></text:span><text:span text:style-name="T1"> rather than fear-based estimates or treating it as an unknowable project risk.</text:span></text:p>
        </text:list-item>
        <text:list-item>
          <text:p text:style-name="P37"><text:span text:style-name="T1">Most importantly, this </text:span><text:span text:style-name="Strong_20_Emphasis"><text:span text:style-name="T1">systematic methodology bridging WCAG theory to mobile practice</text:span></text:span><text:span text:style-name="T1"> creates reusable analytical frameworks that remain relevant as frameworks evolve and new platforms emerge. We've solved the fundamental problem of translating abstract accessibility guidelines into concrete implementation guidance.</text:span></text:p>
        </text:list-item>
        <text:list-item>
          <text:p text:style-name="P37"><text:span text:style-name="Strong_20_Emphasis"><text:span text:style-name="T1">Research answers</text:span></text:span><text:span text:style-name="T1"> provide </text:span><text:span text:style-name="Strong_20_Emphasis"><text:span text:style-name="T1">definitive empirical responses</text:span></text:span><text:span text:style-name="T1"> to our core questions. </text:span><text:span text:style-name="Strong_20_Emphasis"><text:span text:style-name="T1">RQ1</text:span></text:span><text:span text:style-name="T1"> establishes that </text:span><text:span text:style-name="Strong_20_Emphasis"><text:span text:style-name="T1">no framework is accessible by default</text:span></text:span><text:span text:style-name="T1"> - intervention is required for both, ending the myth of "accessibility by default." </text:span><text:span text:style-name="Strong_20_Emphasis"><text:span text:style-name="T1">RQ2</text:span></text:span><text:span text:style-name="T1"> confirms both frameworks </text:span><text:span text:style-name="Strong_20_Emphasis"><text:span text:style-name="T1">achieve high WCAG compliance with proper implementation</text:span></text:span><text:span text:style-name="T1">, validating technical feasibility while </text:span><text:soft-page-break/><text:span text:style-name="T1">revealing different complexity profiles. </text:span><text:span text:style-name="Strong_20_Emphasis"><text:span text:style-name="T1">RQ3</text:span></text:span><text:span text:style-name="T1"> quantifies that </text:span><text:span text:style-name="Strong_20_Emphasis"><text:span text:style-name="T1">React Native requires 45% less code</text:span></text:span><text:span text:style-name="T1"> for equivalent accessibility, providing concrete guidance for framework selection.</text:span></text:p>
        </text:list-item>
      </text:list>
      <text:p text:style-name="P8"><text:span text:style-name="Strong_20_Emphasis">The broader impact</text:span> extends beyond academic contribution. Development teams can now approach accessibility implementation with <text:span text:style-name="Strong_20_Emphasis">the same predictability they have for any other technical requirement</text:span>. The era of framework selection based on subjective assessment has ended - we now possess systematic analytical tools for evidence-based decision-making.</text:p>
      <text:p text:style-name="P8">The ultimate measure of this research isn't academic recognition - it's <text:span text:style-name="Strong_20_Emphasis">whether it results in more accessible mobile applications</text:span> reaching users with disabilities. This research provides the empirical foundation for making accessibility implementation <text:span text:style-name="Strong_20_Emphasis">predictable, plannable, and achievable</text:span> in real-world development contexts.</text:p>
      <text:p text:style-name="P38"/>
      <text:h text:style-name="P39" text:outline-level="2"><text:span text:style-name="Strong_20_Emphasis"><text:span text:style-name="T1"/></text:span></text:h>
      <text:p text:style-name="P40">Side notes from presentation trials:</text:p>
      <text:p text:style-name="P41">- Don't cover the slide number yourself presenting (rookie mistake, quoting Scquizzy-man here)</text:p>
      <text:p text:style-name="P41">- "As far as my knowledge goes" and "cross platform frameworks"</text:p>
      <text:p text:style-name="P41">- Focus the fact that my research is both practical and theoretical; you did not only counted the lines of code, but did much more, both on metrics formally and the added code itself (compared to Budai thesis)</text:p>
      <text:p text:style-name="P41"/>
      <text:p text:style-name="P42">Comments:</text:p>
      <text:p text:style-name="P43">- <text:span text:style-name="T16">Other than the video, with some habits, we stay within 20 minutes, so not so bad. Have to practice many times and become faster and smoother overtime, confident and stuff. </text:span></text:p>
      <text:p text:style-name="P4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08T09:56:31.503858100</meta:creation-date>
    <dc:date>2025-07-17T19:10:41.103047300</dc:date>
    <meta:editing-duration>PT5H4M26S</meta:editing-duration>
    <meta:editing-cycles>48</meta:editing-cycles>
    <meta:generator>LibreOffice/25.2.4.3$Windows_X86_64 LibreOffice_project/33e196637044ead23f5c3226cde09b47731f7e27</meta:generator>
    <meta:print-date>2025-07-17T19:10:48.016465300</meta:print-date>
    <meta:printed-by>File PDF</meta:printed-by>
    <meta:document-statistic meta:table-count="0" meta:image-count="0" meta:object-count="0" meta:page-count="12" meta:paragraph-count="142" meta:word-count="4356" meta:character-count="32352" meta:non-whitespace-character-count="28187"/>
  </office:meta>
</office:document-meta>
</file>